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P1" style:family="paragraph" style:parent-style-name="Text_20_body">
      <style:paragraph-properties fo:padding="0.049cm" fo:border="0.06pt solid #d9d9e3"/>
      <style:text-properties loext:padding="0.049cm" loext:border="0.06pt solid #d9d9e3"/>
    </style:style>
    <style:style style:name="P2" style:family="paragraph" style:parent-style-name="Text_20_body" style:list-style-name="L1">
      <style:paragraph-properties fo:padding="0.049cm" fo:border="0.06pt solid #d9d9e3"/>
      <style:text-properties loext:padding="0.049cm" loext:border="0.06pt solid #d9d9e3"/>
    </style:style>
    <style:style style:name="P3" style:family="paragraph" style:parent-style-name="Text_20_body" style:list-style-name="L2">
      <style:paragraph-properties fo:padding="0.049cm" fo:border="0.06pt solid #d9d9e3"/>
      <style:text-properties loext:padding="0.049cm" loext:border="0.06pt solid #d9d9e3"/>
    </style:style>
    <style:style style:name="P4" style:family="paragraph" style:parent-style-name="Text_20_body">
      <style:paragraph-properties fo:margin-top="0cm" fo:margin-bottom="0cm" style:contextual-spacing="false"/>
      <style:text-properties loext:padding="0.049cm" loext:border="0.06pt solid #d9d9e3"/>
    </style:style>
    <style:style style:name="P5" style:family="paragraph" style:parent-style-name="Text_20_body" style:list-style-name="L3">
      <style:paragraph-properties fo:padding="0.049cm" fo:border="0.06pt solid #d9d9e3"/>
      <style:text-properties loext:padding="0.049cm" loext:border="0.06pt solid #d9d9e3"/>
    </style:style>
    <style:style style:name="P6" style:family="paragraph" style:parent-style-name="Text_20_body">
      <style:paragraph-properties fo:text-align="end" style:justify-single-word="false" fo:padding="0.049cm" fo:border="0.06pt solid #d9d9e3" style:writing-mode="rl-tb"/>
    </style:style>
    <style:style style:name="P7" style:family="paragraph" style:parent-style-name="Text_20_body">
      <style:paragraph-properties fo:text-align="end" style:justify-single-word="false" fo:break-before="page" fo:padding="0.049cm" fo:border="0.06pt solid #d9d9e3" style:writing-mode="rl-tb"/>
    </style:style>
    <style:style style:name="P8" style:family="paragraph" style:parent-style-name="Text_20_body">
      <style:paragraph-properties fo:text-align="end" style:justify-single-word="false" fo:padding="0.049cm" fo:border="0.06pt solid #d9d9e3" style:writing-mode="rl-tb"/>
      <style:text-properties officeooo:rsid="0015e7f3" officeooo:paragraph-rsid="0015e7f3"/>
    </style:style>
    <style:style style:name="T1" style:family="text">
      <style:text-properties officeooo:rsid="0015e7f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המונח "יישוב ישן" מתייחס לקהילות היהודיות בארץ ישראל לפני הגעת התנועה הציונית המודרנית בסוף המאה ה-19.</text:p>
      <text:p text:style-name="P6">ישנם שני הסברים עיקריים מדוע נעשה שימוש במונח זה במאה ה-18:</text:p>
      <text:p text:style-name="P6"><text:s text:c="5"/>1. היישוב הישן נקרא בשם זה משום שהיה הקהילה היהודית הראשונה שהוקמה בארץ ישראל לאחר חורבן בית שני בשנת 70 לספירה. המונח "יישוב" הוא בעברית "התיישבות", וכך נקרא היישוב הישן כדי להבדיל אותו מהיישוב הציוני המאוחר, המודרני.</text:p>
      <text:p text:style-name="P6"><text:s text:c="5"/>2. הסבר נוסף הוא שהיישוב הישן נקרא בשם זה משום שהיה התייחסות לישוב הישן, או "היישוב הישן", שהיה מונח ששימש עולים יהודים לארץ ישראל לתיאור התקופה הוותיקה. אוכלוסיה ערבית. כך נקרא היישוב הישן כדי להבדיל אותו מהעולים היהודים האחרונים שהגיעו לארץ ישראל במאה ה-19 ובתחילת המאה ה-20.</text:p>
      <text:p text:style-name="P6">שלושה מאפיינים של היישוב הישן כוללים:</text:p>
      <text:p text:style-name="P6"><text:s text:c="5"/>1. היישוב הישן היה קהילה קטנה יחסית של יהודים שחיה בקהילות מלוכדות ומסורתיות, בעיקר בירושלים, צפת וחברון.</text:p>
      <text:p text:style-name="P6"><text:s text:c="5"/>2. היישוב הישן עסק בעיקר בלימוד ובמעשה דתי, כאשר רבים מבני הקהילה עבדו כחכמי דת או מורים.</text:p>
      <text:p text:style-name="P6">3. היישוב הישן שמר על פרופיל נמוך יחסית בחברה הרחבה, וביקש להימנע מעימות עם השלטונות העות'מאניים השלטונים והאוכלוסייה הערבית.</text:p>
      <text:p text:style-name="P6"/>
      <text:p text:style-name="P6"/>
      <text:p text:style-name="P6"/>
      <text:p text:style-name="P6">תנועת "הפועל המזרחי" נוסדה בתחילת המאה ה-20 כתנועה ציונית דתית בישראל. התנועה שמה לה למטרה ליישב את המסורת היהודית עם המודרניות והציונות, והיו לה מטרות הן בתחום המעשי/טכני והן בתחום החומרי/רוחני.</text:p>
      <text:p text:style-name="P6">א.המטרה המעשית של התנועה הייתה לקדם את התפתחות החקלאות והתעשייה בישראל, וכן להקים מערכת חינוך המשלבת מסורת יהודית עם ידע מודרני. שתי דוגמאות לפעולות שהמדינה נקטה בתחום זה הן:</text:p>
      <text:p text:style-name="P6">פיתוח המגזר החקלאי: <text:span text:style-name="T1">התנועה</text:span> השקיעה במחקר ופיתוח חקלאי, וכן במתן תמיכה כספית ותמריצים לחקלאים לאמץ שיטות חקלאות מודרניות. זה הוביל לעלייה משמעותית בפריון ובתפוקה החקלאית.</text:p>
      <text:p text:style-name="P6"/>
      <text:p text:style-name="P6">השקעה בחינוך: <text:span text:style-name="T1">התנועה</text:span> הקימה רשת של בתי ספר המעניקות חינוך איכותי, המשלב מסורת יהודית עם ידע וטכנולוגיה מודרניים. זה עזר לייצר כוח עבודה מיומן ולקדם צמיחה כלכלית.</text:p>
      <text:p text:style-name="P6">ב. מטרתה הרוחנית של תנועת "הפועל המזרחי" הייתה להעלות את הרמה הרוחנית של העם היהודי ולחזק את זיקתו לארץ ישראל. </text:p>
      <text:p text:style-name="P6"/>
      <text:p text:style-name="P6">התנועה האמינה שמלאכת בניית ארץ ישראל אינה רק עשייה מעשית, אלא גם רוחנית. באמצעות עבודה זו יכול היה העם היהודי למלא את שליחותו האלוהית ולהביא לגאולת העולם. כפי שקבע שחל, "התורה <text:soft-page-break/>הקדושה קוראת לנו לעבוד ולעמול בכל כוחנו לבנות ולפתח את הארץ ובכך נשיג את המטרה הסופית של גאולת העולם".</text:p>
      <text:p text:style-name="P8"/>
      <text:p text:style-name="P6">התנועה הדגישה גם את חשיבות לימוד התורה וקיום הדת כאמצעי לחיזוק היסוד הרוחני של העם היהודי. כפי שכתב הרב אברהם יצחק קוק, מנהיג נוסף של התנועה, "מטרת התנועה היא לקרב את התורה והארץ, להעלות את התורה למרומי הארץ ולהוריד את הארץ אל האדמה. מעמקי התורה".</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9T10:36:54.313000000</meta:creation-date>
    <dc:date>2023-03-09T11:05:56.116000000</dc:date>
    <meta:editing-duration>PT29M2S</meta:editing-duration>
    <meta:editing-cycles>1</meta:editing-cycles>
    <meta:document-statistic meta:table-count="0" meta:image-count="0" meta:object-count="0" meta:page-count="4" meta:paragraph-count="15" meta:word-count="397" meta:character-count="2365" meta:non-whitespace-character-count="1962"/>
    <meta:generator>LibreOffice/7.4.4.2$Windows_X86_64 LibreOffice_project/85569322deea74ec9134968a29af2df5663baa21</meta:generator>
  </office:meta>
</office:document-meta>
</file>